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rtDocument.setSourceValidity( SourceValidity sourceValid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Document.getTemplate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Document.getTemplate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Document.set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Document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Document.execute( XMLConsumer consumer , ExpressionContext expressionContext , ExecutionContext executionContext , MacroContext macroContext , Event startEvent , Event end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rtDocument.setEndDocument( EndDocument end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Document.get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Document.getSource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Document.StartDocument( Locator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